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3.078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2.916cm"/>
    </style:style>
    <style:style style:name="co10" style:family="table-column">
      <style:table-column-properties fo:break-before="auto" style:column-width="3.591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1.647cm"/>
    </style:style>
    <style:style style:name="co13" style:family="table-column">
      <style:table-column-properties fo:break-before="auto" style:column-width="2.72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Inventory">
      <style:table-properties table:display="true" style:writing-mode="lr-tb"/>
    </style: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d9e2f3" style:diagonal-bl-tr="none" style:diagonal-tl-br="none" style:rotation-align="none"/>
      <style:text-properties fo:color="#b4c6e7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4cccc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e5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b6d7a8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d9e2f3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 style:data-style-name="N106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ext-properties fo:color="#2e75b5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106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 style:data-style-name="N10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10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 style:data-style-name="N8004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803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n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8" table:default-cell-style-name="Excel_20_Built-in_20_Normal"/>
        <table:table-column table:style-name="co13" table:number-columns-repeated="995" table:default-cell-style-name="Excel_20_Built-in_20_Normal"/>
        <table:table-row table:style-name="ro1">
          <table:table-cell table:style-name="ce1" table:number-columns-repeated="29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TOTAL DEPENSES :</text:p>
          </table:table-cell>
          <table:table-cell table:style-name="ce7" table:formula="of:=SUM([.D11:.D133])" office:value-type="currency" office:currency="EUR" office:value="0">
            <text:p>€0,0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OTAL REVENTES :</text:p>
          </table:table-cell>
          <table:table-cell table:style-name="ce7" table:formula="of:=SUM([.E11:.E138])" office:value-type="currency" office:currency="EUR" office:value="0">
            <text:p>€0,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BENEFICES :</text:p>
          </table:table-cell>
          <table:table-cell table:style-name="ce7" table:formula="of:=[.B4]-[.B3]" office:value-type="currency" office:currency="EUR" office:value="0">
            <text:p>€0,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5" table:number-columns-repeated="29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TEM</text:p>
          </table:table-cell>
          <table:table-cell table:style-name="ce8" office:value-type="string">
            <text:p>Size (EU / US)</text:p>
          </table:table-cell>
          <table:table-cell table:style-name="ce9" office:value-type="string">
            <text:p>Source</text:p>
          </table:table-cell>
          <table:table-cell table:style-name="ce11" office:value-type="string">
            <text:p>Prix d'achat</text:p>
          </table:table-cell>
          <table:table-cell table:style-name="ce11" office:value-type="string">
            <text:p>Prix de Revente</text:p>
          </table:table-cell>
          <table:table-cell table:style-name="ce11" office:value-type="string">
            <text:p>Benefice</text:p>
          </table:table-cell>
          <table:table-cell table:style-name="ce14" office:value-type="string">
            <text:p>Date d'achat</text:p>
          </table:table-cell>
          <table:table-cell table:style-name="ce14" office:value-type="string">
            <text:p>Date de vente</text:p>
          </table:table-cell>
          <table:table-cell table:style-name="ce11" office:value-type="string">
            <text:p>Jour stocké</text:p>
          </table:table-cell>
          <table:table-cell table:style-name="ce6" office:value-type="string">
            <text:p>Code Promo</text:p>
          </table:table-cell>
          <table:table-cell table:style-name="ce6" office:value-type="string">
            <text:p>Cashbac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]-[.E1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];[.H11];&quot;d&quot;)&gt;0; datedif([.G11];[.H1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]-[.E1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];[.H12];&quot;d&quot;)&gt;0; datedif([.G12];[.H1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]-[.E1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];[.H13];&quot;d&quot;)&gt;0; datedif([.G13];[.H1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]-[.E1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];[.H14];&quot;d&quot;)&gt;0; datedif([.G14];[.H1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]-[.E1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];[.H15];&quot;d&quot;)&gt;0; datedif([.G15];[.H1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]-[.E1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];[.H16];&quot;d&quot;)&gt;0; datedif([.G16];[.H1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]-[.E1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];[.H17];&quot;d&quot;)&gt;0; datedif([.G17];[.H1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]-[.E1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];[.H18];&quot;d&quot;)&gt;0; datedif([.G18];[.H1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]-[.E1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];[.H19];&quot;d&quot;)&gt;0; datedif([.G19];[.H1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]-[.E2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];[.H20];&quot;d&quot;)&gt;0; datedif([.G20];[.H2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]-[.E2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];[.H21];&quot;d&quot;)&gt;0; datedif([.G21];[.H2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]-[.E2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];[.H22];&quot;d&quot;)&gt;0; datedif([.G22];[.H2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]-[.E2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];[.H23];&quot;d&quot;)&gt;0; datedif([.G23];[.H2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]-[.E2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];[.H24];&quot;d&quot;)&gt;0; datedif([.G24];[.H2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]-[.E2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];[.H25];&quot;d&quot;)&gt;0; datedif([.G25];[.H2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]-[.E2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];[.H26];&quot;d&quot;)&gt;0; datedif([.G26];[.H2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]-[.E2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];[.H27];&quot;d&quot;)&gt;0; datedif([.G27];[.H2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]-[.E2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];[.H28];&quot;d&quot;)&gt;0; datedif([.G28];[.H2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]-[.E2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];[.H29];&quot;d&quot;)&gt;0; datedif([.G29];[.H2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]-[.E3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];[.H30];&quot;d&quot;)&gt;0; datedif([.G30];[.H3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]-[.E3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];[.H31];&quot;d&quot;)&gt;0; datedif([.G31];[.H3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2]-[.E3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];[.H32];&quot;d&quot;)&gt;0; datedif([.G32];[.H3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3]-[.E3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];[.H33];&quot;d&quot;)&gt;0; datedif([.G33];[.H3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4]-[.E3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];[.H34];&quot;d&quot;)&gt;0; datedif([.G34];[.H3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5]-[.E3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5];[.H35];&quot;d&quot;)&gt;0; datedif([.G35];[.H3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6]-[.E3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6];[.H36];&quot;d&quot;)&gt;0; datedif([.G36];[.H3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7]-[.E3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7];[.H37];&quot;d&quot;)&gt;0; datedif([.G37];[.H3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8]-[.E3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8];[.H38];&quot;d&quot;)&gt;0; datedif([.G38];[.H3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9]-[.E3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9];[.H39];&quot;d&quot;)&gt;0; datedif([.G39];[.H3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0]-[.E4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0];[.H40];&quot;d&quot;)&gt;0; datedif([.G40];[.H4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1]-[.E4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1];[.H41];&quot;d&quot;)&gt;0; datedif([.G41];[.H4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2]-[.E4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2];[.H42];&quot;d&quot;)&gt;0; datedif([.G42];[.H4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3]-[.E4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3];[.H43];&quot;d&quot;)&gt;0; datedif([.G43];[.H4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4]-[.E4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4];[.H44];&quot;d&quot;)&gt;0; datedif([.G44];[.H4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5]-[.E4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5];[.H45];&quot;d&quot;)&gt;0; datedif([.G45];[.H4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6]-[.E4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6];[.H46];&quot;d&quot;)&gt;0; datedif([.G46];[.H4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7]-[.E4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7];[.H47];&quot;d&quot;)&gt;0; datedif([.G47];[.H4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8]-[.E4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8];[.H48];&quot;d&quot;)&gt;0; datedif([.G48];[.H4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49]-[.E4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49];[.H49];&quot;d&quot;)&gt;0; datedif([.G49];[.H4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0]-[.E5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0];[.H50];&quot;d&quot;)&gt;0; datedif([.G50];[.H5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1]-[.E5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1];[.H51];&quot;d&quot;)&gt;0; datedif([.G51];[.H5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2]-[.E5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2];[.H52];&quot;d&quot;)&gt;0; datedif([.G52];[.H5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3]-[.E5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3];[.H53];&quot;d&quot;)&gt;0; datedif([.G53];[.H5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4]-[.E5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4];[.H54];&quot;d&quot;)&gt;0; datedif([.G54];[.H5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5]-[.E5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5];[.H55];&quot;d&quot;)&gt;0; datedif([.G55];[.H5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6]-[.E5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6];[.H56];&quot;d&quot;)&gt;0; datedif([.G56];[.H5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7]-[.E5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7];[.H57];&quot;d&quot;)&gt;0; datedif([.G57];[.H5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8]-[.E5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8];[.H58];&quot;d&quot;)&gt;0; datedif([.G58];[.H5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59]-[.E5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59];[.H59];&quot;d&quot;)&gt;0; datedif([.G59];[.H5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0]-[.E6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0];[.H60];&quot;d&quot;)&gt;0; datedif([.G60];[.H6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1]-[.E6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1];[.H61];&quot;d&quot;)&gt;0; datedif([.G61];[.H6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2]-[.E6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2];[.H62];&quot;d&quot;)&gt;0; datedif([.G62];[.H6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3]-[.E6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3];[.H63];&quot;d&quot;)&gt;0; datedif([.G63];[.H6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4]-[.E6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4];[.H64];&quot;d&quot;)&gt;0; datedif([.G64];[.H6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5]-[.E6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5];[.H65];&quot;d&quot;)&gt;0; datedif([.G65];[.H6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6]-[.E6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6];[.H66];&quot;d&quot;)&gt;0; datedif([.G66];[.H6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7]-[.E6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7];[.H67];&quot;d&quot;)&gt;0; datedif([.G67];[.H6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8]-[.E6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8];[.H68];&quot;d&quot;)&gt;0; datedif([.G68];[.H6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69]-[.E6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69];[.H69];&quot;d&quot;)&gt;0; datedif([.G69];[.H6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0]-[.E7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0];[.H70];&quot;d&quot;)&gt;0; datedif([.G70];[.H7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1]-[.E7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1];[.H71];&quot;d&quot;)&gt;0; datedif([.G71];[.H7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2]-[.E7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2];[.H72];&quot;d&quot;)&gt;0; datedif([.G72];[.H7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3]-[.E7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3];[.H73];&quot;d&quot;)&gt;0; datedif([.G73];[.H7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4]-[.E7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4];[.H74];&quot;d&quot;)&gt;0; datedif([.G74];[.H7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5]-[.E7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5];[.H75];&quot;d&quot;)&gt;0; datedif([.G75];[.H7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6]-[.E7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6];[.H76];&quot;d&quot;)&gt;0; datedif([.G76];[.H7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7]-[.E7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7];[.H77];&quot;d&quot;)&gt;0; datedif([.G77];[.H7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8]-[.E7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8];[.H78];&quot;d&quot;)&gt;0; datedif([.G78];[.H7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79]-[.E7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79];[.H79];&quot;d&quot;)&gt;0; datedif([.G79];[.H7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0]-[.E8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0];[.H80];&quot;d&quot;)&gt;0; datedif([.G80];[.H8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1]-[.E8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1];[.H81];&quot;d&quot;)&gt;0; datedif([.G81];[.H8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2]-[.E8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2];[.H82];&quot;d&quot;)&gt;0; datedif([.G82];[.H8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3]-[.E8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3];[.H83];&quot;d&quot;)&gt;0; datedif([.G83];[.H8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4]-[.E8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4];[.H84];&quot;d&quot;)&gt;0; datedif([.G84];[.H8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5]-[.E8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5];[.H85];&quot;d&quot;)&gt;0; datedif([.G85];[.H8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6]-[.E8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6];[.H86];&quot;d&quot;)&gt;0; datedif([.G86];[.H8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7]-[.E8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7];[.H87];&quot;d&quot;)&gt;0; datedif([.G87];[.H8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8]-[.E8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8];[.H88];&quot;d&quot;)&gt;0; datedif([.G88];[.H8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89]-[.E8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89];[.H89];&quot;d&quot;)&gt;0; datedif([.G89];[.H8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0]-[.E9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0];[.H90];&quot;d&quot;)&gt;0; datedif([.G90];[.H9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1]-[.E9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1];[.H91];&quot;d&quot;)&gt;0; datedif([.G91];[.H9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2]-[.E9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2];[.H92];&quot;d&quot;)&gt;0; datedif([.G92];[.H9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3]-[.E9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3];[.H93];&quot;d&quot;)&gt;0; datedif([.G93];[.H9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4]-[.E9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4];[.H94];&quot;d&quot;)&gt;0; datedif([.G94];[.H9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5]-[.E9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5];[.H95];&quot;d&quot;)&gt;0; datedif([.G95];[.H9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6]-[.E9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6];[.H96];&quot;d&quot;)&gt;0; datedif([.G96];[.H9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7]-[.E9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7];[.H97];&quot;d&quot;)&gt;0; datedif([.G97];[.H9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8]-[.E9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8];[.H98];&quot;d&quot;)&gt;0; datedif([.G98];[.H9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99]-[.E9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99];[.H99];&quot;d&quot;)&gt;0; datedif([.G99];[.H9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0]-[.E10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0];[.H100];&quot;d&quot;)&gt;0; datedif([.G100];[.H10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1]-[.E10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1];[.H101];&quot;d&quot;)&gt;0; datedif([.G101];[.H10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2]-[.E10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2];[.H102];&quot;d&quot;)&gt;0; datedif([.G102];[.H10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3]-[.E10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3];[.H103];&quot;d&quot;)&gt;0; datedif([.G103];[.H10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4]-[.E10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4];[.H104];&quot;d&quot;)&gt;0; datedif([.G104];[.H10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5]-[.E10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5];[.H105];&quot;d&quot;)&gt;0; datedif([.G105];[.H10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6]-[.E10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6];[.H106];&quot;d&quot;)&gt;0; datedif([.G106];[.H10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7]-[.E10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7];[.H107];&quot;d&quot;)&gt;0; datedif([.G107];[.H10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8]-[.E10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8];[.H108];&quot;d&quot;)&gt;0; datedif([.G108];[.H10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09]-[.E10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09];[.H109];&quot;d&quot;)&gt;0; datedif([.G109];[.H10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0]-[.E11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0];[.H110];&quot;d&quot;)&gt;0; datedif([.G110];[.H11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1]-[.E11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1];[.H111];&quot;d&quot;)&gt;0; datedif([.G111];[.H11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2]-[.E11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2];[.H112];&quot;d&quot;)&gt;0; datedif([.G112];[.H11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3]-[.E11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3];[.H113];&quot;d&quot;)&gt;0; datedif([.G113];[.H11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4]-[.E11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4];[.H114];&quot;d&quot;)&gt;0; datedif([.G114];[.H11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5]-[.E11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5];[.H115];&quot;d&quot;)&gt;0; datedif([.G115];[.H11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6]-[.E11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6];[.H116];&quot;d&quot;)&gt;0; datedif([.G116];[.H11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7]-[.E11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7];[.H117];&quot;d&quot;)&gt;0; datedif([.G117];[.H11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8]-[.E11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8];[.H118];&quot;d&quot;)&gt;0; datedif([.G118];[.H11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19]-[.E11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19];[.H119];&quot;d&quot;)&gt;0; datedif([.G119];[.H11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0]-[.E12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0];[.H120];&quot;d&quot;)&gt;0; datedif([.G120];[.H12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1]-[.E12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1];[.H121];&quot;d&quot;)&gt;0; datedif([.G121];[.H12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2]-[.E12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2];[.H122];&quot;d&quot;)&gt;0; datedif([.G122];[.H12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3]-[.E12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3];[.H123];&quot;d&quot;)&gt;0; datedif([.G123];[.H12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4]-[.E12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4];[.H124];&quot;d&quot;)&gt;0; datedif([.G124];[.H12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5]-[.E12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5];[.H125];&quot;d&quot;)&gt;0; datedif([.G125];[.H12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6]-[.E12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6];[.H126];&quot;d&quot;)&gt;0; datedif([.G126];[.H12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7]-[.E12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7];[.H127];&quot;d&quot;)&gt;0; datedif([.G127];[.H12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8]-[.E12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8];[.H128];&quot;d&quot;)&gt;0; datedif([.G128];[.H12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29]-[.E12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29];[.H129];&quot;d&quot;)&gt;0; datedif([.G129];[.H12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0]-[.E13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0];[.H130];&quot;d&quot;)&gt;0; datedif([.G130];[.H13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1]-[.E13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1];[.H131];&quot;d&quot;)&gt;0; datedif([.G131];[.H13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2]-[.E13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2];[.H132];&quot;d&quot;)&gt;0; datedif([.G132];[.H13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3]-[.E13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3];[.H133];&quot;d&quot;)&gt;0; datedif([.G133];[.H13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4]-[.E13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4];[.H134];&quot;d&quot;)&gt;0; datedif([.G134];[.H13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5]-[.E13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5];[.H135];&quot;d&quot;)&gt;0; datedif([.G135];[.H13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6]-[.E13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6];[.H136];&quot;d&quot;)&gt;0; datedif([.G136];[.H13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7]-[.E13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7];[.H137];&quot;d&quot;)&gt;0; datedif([.G137];[.H13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8]-[.E13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8];[.H138];&quot;d&quot;)&gt;0; datedif([.G138];[.H13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39]-[.E13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39];[.H139];&quot;d&quot;)&gt;0; datedif([.G139];[.H13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0]-[.E14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0];[.H140];&quot;d&quot;)&gt;0; datedif([.G140];[.H14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1]-[.E14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1];[.H141];&quot;d&quot;)&gt;0; datedif([.G141];[.H14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2]-[.E14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2];[.H142];&quot;d&quot;)&gt;0; datedif([.G142];[.H14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3]-[.E14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3];[.H143];&quot;d&quot;)&gt;0; datedif([.G143];[.H14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4]-[.E14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4];[.H144];&quot;d&quot;)&gt;0; datedif([.G144];[.H14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5]-[.E14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5];[.H145];&quot;d&quot;)&gt;0; datedif([.G145];[.H14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6]-[.E14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6];[.H146];&quot;d&quot;)&gt;0; datedif([.G146];[.H14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7]-[.E14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7];[.H147];&quot;d&quot;)&gt;0; datedif([.G147];[.H14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8]-[.E14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8];[.H148];&quot;d&quot;)&gt;0; datedif([.G148];[.H14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49]-[.E14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49];[.H149];&quot;d&quot;)&gt;0; datedif([.G149];[.H14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0]-[.E15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0];[.H150];&quot;d&quot;)&gt;0; datedif([.G150];[.H15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1]-[.E15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1];[.H151];&quot;d&quot;)&gt;0; datedif([.G151];[.H15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2]-[.E15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2];[.H152];&quot;d&quot;)&gt;0; datedif([.G152];[.H15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3]-[.E15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3];[.H153];&quot;d&quot;)&gt;0; datedif([.G153];[.H15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4]-[.E15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4];[.H154];&quot;d&quot;)&gt;0; datedif([.G154];[.H15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5]-[.E15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5];[.H155];&quot;d&quot;)&gt;0; datedif([.G155];[.H15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6]-[.E15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6];[.H156];&quot;d&quot;)&gt;0; datedif([.G156];[.H15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7]-[.E15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7];[.H157];&quot;d&quot;)&gt;0; datedif([.G157];[.H15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8]-[.E15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8];[.H158];&quot;d&quot;)&gt;0; datedif([.G158];[.H15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59]-[.E15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59];[.H159];&quot;d&quot;)&gt;0; datedif([.G159];[.H15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0]-[.E16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0];[.H160];&quot;d&quot;)&gt;0; datedif([.G160];[.H16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1]-[.E16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1];[.H161];&quot;d&quot;)&gt;0; datedif([.G161];[.H16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2]-[.E16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2];[.H162];&quot;d&quot;)&gt;0; datedif([.G162];[.H16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3]-[.E16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3];[.H163];&quot;d&quot;)&gt;0; datedif([.G163];[.H16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4]-[.E16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4];[.H164];&quot;d&quot;)&gt;0; datedif([.G164];[.H16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5]-[.E16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5];[.H165];&quot;d&quot;)&gt;0; datedif([.G165];[.H16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6]-[.E16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6];[.H166];&quot;d&quot;)&gt;0; datedif([.G166];[.H16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7]-[.E16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7];[.H167];&quot;d&quot;)&gt;0; datedif([.G167];[.H16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8]-[.E16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8];[.H168];&quot;d&quot;)&gt;0; datedif([.G168];[.H16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69]-[.E16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69];[.H169];&quot;d&quot;)&gt;0; datedif([.G169];[.H16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0]-[.E17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0];[.H170];&quot;d&quot;)&gt;0; datedif([.G170];[.H17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1]-[.E17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1];[.H171];&quot;d&quot;)&gt;0; datedif([.G171];[.H17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2]-[.E17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2];[.H172];&quot;d&quot;)&gt;0; datedif([.G172];[.H17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3]-[.E17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3];[.H173];&quot;d&quot;)&gt;0; datedif([.G173];[.H17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4]-[.E17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4];[.H174];&quot;d&quot;)&gt;0; datedif([.G174];[.H17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5]-[.E17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5];[.H175];&quot;d&quot;)&gt;0; datedif([.G175];[.H17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6]-[.E17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6];[.H176];&quot;d&quot;)&gt;0; datedif([.G176];[.H17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7]-[.E17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7];[.H177];&quot;d&quot;)&gt;0; datedif([.G177];[.H17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8]-[.E17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8];[.H178];&quot;d&quot;)&gt;0; datedif([.G178];[.H17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79]-[.E17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79];[.H179];&quot;d&quot;)&gt;0; datedif([.G179];[.H17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0]-[.E18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0];[.H180];&quot;d&quot;)&gt;0; datedif([.G180];[.H18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1]-[.E18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1];[.H181];&quot;d&quot;)&gt;0; datedif([.G181];[.H18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2]-[.E18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2];[.H182];&quot;d&quot;)&gt;0; datedif([.G182];[.H18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3]-[.E18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3];[.H183];&quot;d&quot;)&gt;0; datedif([.G183];[.H18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4]-[.E18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4];[.H184];&quot;d&quot;)&gt;0; datedif([.G184];[.H18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5]-[.E18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5];[.H185];&quot;d&quot;)&gt;0; datedif([.G185];[.H18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6]-[.E18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6];[.H186];&quot;d&quot;)&gt;0; datedif([.G186];[.H18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7]-[.E18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7];[.H187];&quot;d&quot;)&gt;0; datedif([.G187];[.H18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8]-[.E18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8];[.H188];&quot;d&quot;)&gt;0; datedif([.G188];[.H18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89]-[.E18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89];[.H189];&quot;d&quot;)&gt;0; datedif([.G189];[.H18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0]-[.E19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0];[.H190];&quot;d&quot;)&gt;0; datedif([.G190];[.H19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1]-[.E19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1];[.H191];&quot;d&quot;)&gt;0; datedif([.G191];[.H19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2]-[.E19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2];[.H192];&quot;d&quot;)&gt;0; datedif([.G192];[.H19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3]-[.E19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3];[.H193];&quot;d&quot;)&gt;0; datedif([.G193];[.H19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4]-[.E19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4];[.H194];&quot;d&quot;)&gt;0; datedif([.G194];[.H19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5]-[.E19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5];[.H195];&quot;d&quot;)&gt;0; datedif([.G195];[.H19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6]-[.E19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6];[.H196];&quot;d&quot;)&gt;0; datedif([.G196];[.H19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7]-[.E19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7];[.H197];&quot;d&quot;)&gt;0; datedif([.G197];[.H19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8]-[.E19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8];[.H198];&quot;d&quot;)&gt;0; datedif([.G198];[.H19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199]-[.E19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199];[.H199];&quot;d&quot;)&gt;0; datedif([.G199];[.H19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0]-[.E20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0];[.H200];&quot;d&quot;)&gt;0; datedif([.G200];[.H20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1]-[.E20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1];[.H201];&quot;d&quot;)&gt;0; datedif([.G201];[.H20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2]-[.E20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2];[.H202];&quot;d&quot;)&gt;0; datedif([.G202];[.H20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3]-[.E20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3];[.H203];&quot;d&quot;)&gt;0; datedif([.G203];[.H20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4]-[.E20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4];[.H204];&quot;d&quot;)&gt;0; datedif([.G204];[.H20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5]-[.E20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5];[.H205];&quot;d&quot;)&gt;0; datedif([.G205];[.H20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6]-[.E20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6];[.H206];&quot;d&quot;)&gt;0; datedif([.G206];[.H20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7]-[.E20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7];[.H207];&quot;d&quot;)&gt;0; datedif([.G207];[.H20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8]-[.E20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8];[.H208];&quot;d&quot;)&gt;0; datedif([.G208];[.H20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09]-[.E20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09];[.H209];&quot;d&quot;)&gt;0; datedif([.G209];[.H20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0]-[.E21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0];[.H210];&quot;d&quot;)&gt;0; datedif([.G210];[.H21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1]-[.E21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1];[.H211];&quot;d&quot;)&gt;0; datedif([.G211];[.H21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2]-[.E21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2];[.H212];&quot;d&quot;)&gt;0; datedif([.G212];[.H21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3]-[.E21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3];[.H213];&quot;d&quot;)&gt;0; datedif([.G213];[.H21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4]-[.E21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4];[.H214];&quot;d&quot;)&gt;0; datedif([.G214];[.H21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5]-[.E21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5];[.H215];&quot;d&quot;)&gt;0; datedif([.G215];[.H21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6]-[.E21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6];[.H216];&quot;d&quot;)&gt;0; datedif([.G216];[.H21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7]-[.E21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7];[.H217];&quot;d&quot;)&gt;0; datedif([.G217];[.H21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8]-[.E21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8];[.H218];&quot;d&quot;)&gt;0; datedif([.G218];[.H21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19]-[.E21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19];[.H219];&quot;d&quot;)&gt;0; datedif([.G219];[.H21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0]-[.E22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0];[.H220];&quot;d&quot;)&gt;0; datedif([.G220];[.H22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1]-[.E22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1];[.H221];&quot;d&quot;)&gt;0; datedif([.G221];[.H22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2]-[.E22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2];[.H222];&quot;d&quot;)&gt;0; datedif([.G222];[.H22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3]-[.E22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3];[.H223];&quot;d&quot;)&gt;0; datedif([.G223];[.H22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4]-[.E22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4];[.H224];&quot;d&quot;)&gt;0; datedif([.G224];[.H22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5]-[.E22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5];[.H225];&quot;d&quot;)&gt;0; datedif([.G225];[.H22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6]-[.E22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6];[.H226];&quot;d&quot;)&gt;0; datedif([.G226];[.H22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7]-[.E22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7];[.H227];&quot;d&quot;)&gt;0; datedif([.G227];[.H22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8]-[.E22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8];[.H228];&quot;d&quot;)&gt;0; datedif([.G228];[.H22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29]-[.E22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29];[.H229];&quot;d&quot;)&gt;0; datedif([.G229];[.H22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0]-[.E23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0];[.H230];&quot;d&quot;)&gt;0; datedif([.G230];[.H23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1]-[.E23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1];[.H231];&quot;d&quot;)&gt;0; datedif([.G231];[.H23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2]-[.E23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2];[.H232];&quot;d&quot;)&gt;0; datedif([.G232];[.H23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3]-[.E23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3];[.H233];&quot;d&quot;)&gt;0; datedif([.G233];[.H23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4]-[.E23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4];[.H234];&quot;d&quot;)&gt;0; datedif([.G234];[.H23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5]-[.E23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5];[.H235];&quot;d&quot;)&gt;0; datedif([.G235];[.H23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6]-[.E23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6];[.H236];&quot;d&quot;)&gt;0; datedif([.G236];[.H23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7]-[.E23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7];[.H237];&quot;d&quot;)&gt;0; datedif([.G237];[.H23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8]-[.E23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8];[.H238];&quot;d&quot;)&gt;0; datedif([.G238];[.H23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39]-[.E23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39];[.H239];&quot;d&quot;)&gt;0; datedif([.G239];[.H23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0]-[.E24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0];[.H240];&quot;d&quot;)&gt;0; datedif([.G240];[.H24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1]-[.E24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1];[.H241];&quot;d&quot;)&gt;0; datedif([.G241];[.H24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2]-[.E24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2];[.H242];&quot;d&quot;)&gt;0; datedif([.G242];[.H24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3]-[.E24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3];[.H243];&quot;d&quot;)&gt;0; datedif([.G243];[.H24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4]-[.E24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4];[.H244];&quot;d&quot;)&gt;0; datedif([.G244];[.H24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5]-[.E24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5];[.H245];&quot;d&quot;)&gt;0; datedif([.G245];[.H24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6]-[.E24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6];[.H246];&quot;d&quot;)&gt;0; datedif([.G246];[.H24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7]-[.E24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7];[.H247];&quot;d&quot;)&gt;0; datedif([.G247];[.H24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8]-[.E24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8];[.H248];&quot;d&quot;)&gt;0; datedif([.G248];[.H24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49]-[.E24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49];[.H249];&quot;d&quot;)&gt;0; datedif([.G249];[.H24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0]-[.E25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0];[.H250];&quot;d&quot;)&gt;0; datedif([.G250];[.H25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1]-[.E25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1];[.H251];&quot;d&quot;)&gt;0; datedif([.G251];[.H25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2]-[.E25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2];[.H252];&quot;d&quot;)&gt;0; datedif([.G252];[.H25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3]-[.E25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3];[.H253];&quot;d&quot;)&gt;0; datedif([.G253];[.H25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4]-[.E25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4];[.H254];&quot;d&quot;)&gt;0; datedif([.G254];[.H25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5]-[.E25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5];[.H255];&quot;d&quot;)&gt;0; datedif([.G255];[.H25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6]-[.E25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6];[.H256];&quot;d&quot;)&gt;0; datedif([.G256];[.H25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7]-[.E25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7];[.H257];&quot;d&quot;)&gt;0; datedif([.G257];[.H25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8]-[.E25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8];[.H258];&quot;d&quot;)&gt;0; datedif([.G258];[.H25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59]-[.E25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59];[.H259];&quot;d&quot;)&gt;0; datedif([.G259];[.H25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0]-[.E26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0];[.H260];&quot;d&quot;)&gt;0; datedif([.G260];[.H26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1]-[.E26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1];[.H261];&quot;d&quot;)&gt;0; datedif([.G261];[.H26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2]-[.E26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2];[.H262];&quot;d&quot;)&gt;0; datedif([.G262];[.H26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3]-[.E26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3];[.H263];&quot;d&quot;)&gt;0; datedif([.G263];[.H26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4]-[.E26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4];[.H264];&quot;d&quot;)&gt;0; datedif([.G264];[.H26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5]-[.E26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5];[.H265];&quot;d&quot;)&gt;0; datedif([.G265];[.H26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6]-[.E26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6];[.H266];&quot;d&quot;)&gt;0; datedif([.G266];[.H26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7]-[.E26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7];[.H267];&quot;d&quot;)&gt;0; datedif([.G267];[.H26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8]-[.E26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8];[.H268];&quot;d&quot;)&gt;0; datedif([.G268];[.H26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69]-[.E26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69];[.H269];&quot;d&quot;)&gt;0; datedif([.G269];[.H26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0]-[.E27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0];[.H270];&quot;d&quot;)&gt;0; datedif([.G270];[.H27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1]-[.E27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1];[.H271];&quot;d&quot;)&gt;0; datedif([.G271];[.H27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2]-[.E27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2];[.H272];&quot;d&quot;)&gt;0; datedif([.G272];[.H27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3]-[.E27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3];[.H273];&quot;d&quot;)&gt;0; datedif([.G273];[.H27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4]-[.E27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4];[.H274];&quot;d&quot;)&gt;0; datedif([.G274];[.H27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5]-[.E27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5];[.H275];&quot;d&quot;)&gt;0; datedif([.G275];[.H27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6]-[.E27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6];[.H276];&quot;d&quot;)&gt;0; datedif([.G276];[.H27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7]-[.E27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7];[.H277];&quot;d&quot;)&gt;0; datedif([.G277];[.H27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8]-[.E27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8];[.H278];&quot;d&quot;)&gt;0; datedif([.G278];[.H27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79]-[.E27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79];[.H279];&quot;d&quot;)&gt;0; datedif([.G279];[.H27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0]-[.E28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0];[.H280];&quot;d&quot;)&gt;0; datedif([.G280];[.H28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1]-[.E28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1];[.H281];&quot;d&quot;)&gt;0; datedif([.G281];[.H28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2]-[.E28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2];[.H282];&quot;d&quot;)&gt;0; datedif([.G282];[.H28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3]-[.E28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3];[.H283];&quot;d&quot;)&gt;0; datedif([.G283];[.H28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4]-[.E28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4];[.H284];&quot;d&quot;)&gt;0; datedif([.G284];[.H28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5]-[.E28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5];[.H285];&quot;d&quot;)&gt;0; datedif([.G285];[.H28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6]-[.E28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6];[.H286];&quot;d&quot;)&gt;0; datedif([.G286];[.H28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7]-[.E28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7];[.H287];&quot;d&quot;)&gt;0; datedif([.G287];[.H28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8]-[.E28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8];[.H288];&quot;d&quot;)&gt;0; datedif([.G288];[.H28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89]-[.E28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89];[.H289];&quot;d&quot;)&gt;0; datedif([.G289];[.H28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0]-[.E29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0];[.H290];&quot;d&quot;)&gt;0; datedif([.G290];[.H29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1]-[.E29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1];[.H291];&quot;d&quot;)&gt;0; datedif([.G291];[.H29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2]-[.E29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2];[.H292];&quot;d&quot;)&gt;0; datedif([.G292];[.H29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3]-[.E29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3];[.H293];&quot;d&quot;)&gt;0; datedif([.G293];[.H29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4]-[.E29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4];[.H294];&quot;d&quot;)&gt;0; datedif([.G294];[.H29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5]-[.E29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5];[.H295];&quot;d&quot;)&gt;0; datedif([.G295];[.H29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6]-[.E29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6];[.H296];&quot;d&quot;)&gt;0; datedif([.G296];[.H29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7]-[.E29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7];[.H297];&quot;d&quot;)&gt;0; datedif([.G297];[.H29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8]-[.E29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8];[.H298];&quot;d&quot;)&gt;0; datedif([.G298];[.H29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299]-[.E29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299];[.H299];&quot;d&quot;)&gt;0; datedif([.G299];[.H29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0]-[.E30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0];[.H300];&quot;d&quot;)&gt;0; datedif([.G300];[.H30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1]-[.E30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1];[.H301];&quot;d&quot;)&gt;0; datedif([.G301];[.H30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2]-[.E30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2];[.H302];&quot;d&quot;)&gt;0; datedif([.G302];[.H30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3]-[.E30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3];[.H303];&quot;d&quot;)&gt;0; datedif([.G303];[.H30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4]-[.E30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4];[.H304];&quot;d&quot;)&gt;0; datedif([.G304];[.H30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5]-[.E30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5];[.H305];&quot;d&quot;)&gt;0; datedif([.G305];[.H30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6]-[.E30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6];[.H306];&quot;d&quot;)&gt;0; datedif([.G306];[.H30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7]-[.E30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7];[.H307];&quot;d&quot;)&gt;0; datedif([.G307];[.H30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8]-[.E30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8];[.H308];&quot;d&quot;)&gt;0; datedif([.G308];[.H30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09]-[.E30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09];[.H309];&quot;d&quot;)&gt;0; datedif([.G309];[.H30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0]-[.E31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0];[.H310];&quot;d&quot;)&gt;0; datedif([.G310];[.H31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1]-[.E31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1];[.H311];&quot;d&quot;)&gt;0; datedif([.G311];[.H31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2]-[.E31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2];[.H312];&quot;d&quot;)&gt;0; datedif([.G312];[.H31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3]-[.E31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3];[.H313];&quot;d&quot;)&gt;0; datedif([.G313];[.H31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number-columns-repeated="2" table:style-name="ce12"/>
          <table:table-cell table:style-name="ce13" table:formula="of:=[.D314]-[.E31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4];[.H314];&quot;d&quot;)&gt;0; datedif([.G314];[.H31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15]-[.E31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5];[.H315];&quot;d&quot;)&gt;0; datedif([.G315];[.H31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16]-[.E31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6];[.H316];&quot;d&quot;)&gt;0; datedif([.G316];[.H31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17]-[.E31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7];[.H317];&quot;d&quot;)&gt;0; datedif([.G317];[.H31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18]-[.E31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8];[.H318];&quot;d&quot;)&gt;0; datedif([.G318];[.H31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19]-[.E31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19];[.H319];&quot;d&quot;)&gt;0; datedif([.G319];[.H31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0]-[.E32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0];[.H320];&quot;d&quot;)&gt;0; datedif([.G320];[.H32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1]-[.E32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1];[.H321];&quot;d&quot;)&gt;0; datedif([.G321];[.H32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2]-[.E32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2];[.H322];&quot;d&quot;)&gt;0; datedif([.G322];[.H32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3]-[.E32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3];[.H323];&quot;d&quot;)&gt;0; datedif([.G323];[.H32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4]-[.E32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4];[.H324];&quot;d&quot;)&gt;0; datedif([.G324];[.H32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5]-[.E32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5];[.H325];&quot;d&quot;)&gt;0; datedif([.G325];[.H32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6]-[.E32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6];[.H326];&quot;d&quot;)&gt;0; datedif([.G326];[.H32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7]-[.E32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7];[.H327];&quot;d&quot;)&gt;0; datedif([.G327];[.H32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8]-[.E32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8];[.H328];&quot;d&quot;)&gt;0; datedif([.G328];[.H32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29]-[.E32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29];[.H329];&quot;d&quot;)&gt;0; datedif([.G329];[.H32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0]-[.E33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0];[.H330];&quot;d&quot;)&gt;0; datedif([.G330];[.H33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1]-[.E33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1];[.H331];&quot;d&quot;)&gt;0; datedif([.G331];[.H33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2]-[.E33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2];[.H332];&quot;d&quot;)&gt;0; datedif([.G332];[.H33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3]-[.E33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3];[.H333];&quot;d&quot;)&gt;0; datedif([.G333];[.H33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4]-[.E33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4];[.H334];&quot;d&quot;)&gt;0; datedif([.G334];[.H33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5]-[.E33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5];[.H335];&quot;d&quot;)&gt;0; datedif([.G335];[.H33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6]-[.E33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6];[.H336];&quot;d&quot;)&gt;0; datedif([.G336];[.H33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7]-[.E33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7];[.H337];&quot;d&quot;)&gt;0; datedif([.G337];[.H33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8]-[.E33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8];[.H338];&quot;d&quot;)&gt;0; datedif([.G338];[.H33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39]-[.E33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39];[.H339];&quot;d&quot;)&gt;0; datedif([.G339];[.H33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0]-[.E34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0];[.H340];&quot;d&quot;)&gt;0; datedif([.G340];[.H34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1]-[.E34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1];[.H341];&quot;d&quot;)&gt;0; datedif([.G341];[.H34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2]-[.E34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2];[.H342];&quot;d&quot;)&gt;0; datedif([.G342];[.H34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3]-[.E343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3];[.H343];&quot;d&quot;)&gt;0; datedif([.G343];[.H343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4]-[.E344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4];[.H344];&quot;d&quot;)&gt;0; datedif([.G344];[.H344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5]-[.E345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5];[.H345];&quot;d&quot;)&gt;0; datedif([.G345];[.H345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6]-[.E346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6];[.H346];&quot;d&quot;)&gt;0; datedif([.G346];[.H346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7]-[.E347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7];[.H347];&quot;d&quot;)&gt;0; datedif([.G347];[.H347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8]-[.E348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8];[.H348];&quot;d&quot;)&gt;0; datedif([.G348];[.H348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49]-[.E349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49];[.H349];&quot;d&quot;)&gt;0; datedif([.G349];[.H349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50]-[.E350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50];[.H350];&quot;d&quot;)&gt;0; datedif([.G350];[.H350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51]-[.E351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51];[.H351];&quot;d&quot;)&gt;0; datedif([.G351];[.H351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table:style-name="ce12"/>
          <table:table-cell/>
          <table:table-cell table:style-name="ce13" table:formula="of:=[.D352]-[.E352]" office:value-type="currency" office:currency="EUR" office:value="0">
            <text:p><text:s/>- <text:s text:c="2"/>€ </text:p>
          </table:table-cell>
          <table:table-cell table:number-columns-repeated="2" table:style-name="ce15"/>
          <table:table-cell table:style-name="ce16" table:formula="of:=IF(datedif([.G352];[.H352];&quot;d&quot;)&gt;0; datedif([.G352];[.H352];&quot;d&quot;);&quot; &quot;)" office:value-type="float" office:value="0">
            <text:p>#NOM ?</text:p>
          </table:table-cell>
          <table:table-cell table:number-columns-repeated="1015"/>
        </table:table-row>
        <table:table-row table:style-name="ro3" table:number-rows-repeated="3">
          <table:table-cell table:number-columns-repeated="2"/>
          <table:table-cell table:style-name="ce10"/>
          <table:table-cell table:style-name="ce12"/>
          <table:table-cell table:number-columns-repeated="2"/>
          <table:table-cell table:style-name="ce15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0"/>
          <table:table-cell table:style-name="ce12"/>
          <table:table-cell table:number-columns-repeated="2"/>
          <table:table-cell table:style-name="ce15"/>
          <table:table-cell table:number-columns-repeated="1017"/>
        </table:table-row>
        <table:table-row table:style-name="ro3" table:number-rows-repeated="11">
          <table:table-cell table:number-columns-repeated="2"/>
          <table:table-cell table:style-name="ce10"/>
          <table:table-cell table:number-columns-repeated="3"/>
          <table:table-cell table:style-name="ce15"/>
          <table:table-cell table:number-columns-repeated="1017"/>
        </table:table-row>
        <table:table-row table:style-name="ro3" table:number-rows-repeated="6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currency-style style:name="N106">
      <number:currency-symbol>€</number:currency-symbol>
      <number:number number:decimal-places="2" number:min-integer-digits="1" number:grouping="true"/>
    </number:currency-style>
    <number:currency-style style:name="N107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7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7P2" style:volatile="true">
      <number:text> -</number:text>
      <number:number number:decimal-places="0" number:min-integer-digits="0"/>
      <number:text> </number:text>
      <number:currency-symbol number:language="ar">€</number:currency-symbol>
      <number:text> </number:text>
    </number:currency-style>
    <number:text-style style:name="N107">
      <number:text> </number:text>
      <number:text-conten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07/03/2021</text:date>, <text:time>01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69" meta:object-count="0"/>
    <meta:generator>OpenOffice/4.1.7$Win32 OpenOffice.org_project/417m1$Build-9800</meta:generator>
  </office:meta>
</office:document-meta>
</file>